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font-name="Liberation Serif" fo:font-size="20pt" style:text-underline-style="none" fo:font-weight="bold" style:font-size-asian="20pt" style:font-weight-asian="bold" style:font-size-complex="20pt" style:font-weight-complex="bold"/>
    </style:style>
    <style:style style:name="P3" style:family="paragraph" style:parent-style-name="Standard">
      <style:text-properties style:font-name="Liberation Serif"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Liberation Serif" fo:font-size="15pt" fo:language="en" fo:country="US" style:text-underline-style="none" fo:font-weight="normal" officeooo:rsid="001b568a" officeooo:paragraph-rsid="001e7c72" style:font-size-asian="15pt" style:font-weight-asian="normal" style:font-size-complex="15pt" style:font-weight-complex="normal"/>
    </style:style>
    <style:style style:name="P5" style:family="paragraph" style:parent-style-name="Standard">
      <style:paragraph-properties fo:text-align="start" style:justify-single-word="false"/>
      <style:text-properties style:font-name="Liberation Serif" fo:font-size="15pt" fo:language="el" fo:country="GR" style:text-underline-style="none" fo:font-weight="normal" officeooo:paragraph-rsid="001827db" style:font-size-asian="15pt" style:font-weight-asian="normal" style:font-size-complex="15pt" style:font-weight-complex="normal"/>
    </style:style>
    <style:style style:name="P6" style:family="paragraph" style:parent-style-name="Standard">
      <style:text-properties fo:font-size="14pt" style:text-underline-style="none" fo:font-weight="normal" style:font-size-asian="14pt" style:font-weight-asian="normal" style:font-size-complex="14pt" style:font-weight-complex="normal"/>
    </style:style>
    <style:style style:name="P7" style:family="paragraph" style:parent-style-name="Standard">
      <style:text-properties fo:font-size="18pt" style:text-underline-style="solid" style:text-underline-width="auto" style:text-underline-color="font-color" fo:font-weight="normal" officeooo:rsid="00189619" officeooo:paragraph-rsid="001185f8" style:font-size-asian="18pt" style:font-weight-asian="normal" style:font-size-complex="18pt" style:font-weight-complex="normal"/>
    </style:style>
    <style:style style:name="P8"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paragraph-rsid="00298613" style:font-size-asian="15pt" style:font-weight-asian="bold" style:font-size-complex="15pt"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cd45f" style:font-weight-asian="normal" style:font-weight-complex="normal"/>
    </style:style>
    <style:style style:name="T3" style:family="text">
      <style:text-properties style:text-underline-style="none" fo:font-weight="normal" officeooo:rsid="001827db" style:font-weight-asian="normal" style:font-weight-complex="normal"/>
    </style:style>
    <style:style style:name="T4" style:family="text">
      <style:text-properties style:text-underline-style="none" fo:font-weight="normal" officeooo:rsid="0028bbfb" style:font-weight-asian="normal" style:font-weight-complex="normal"/>
    </style:style>
    <style:style style:name="T5" style:family="text">
      <style:text-properties fo:language="en" fo:country="US" style:text-underline-style="none" fo:font-weight="normal" style:font-weight-asian="normal" style:font-weight-complex="normal"/>
    </style:style>
    <style:style style:name="T6" style:family="text">
      <style:text-properties fo:language="en" fo:country="US" style:text-underline-style="none" fo:font-weight="normal" officeooo:rsid="000cd45f" style:font-weight-asian="normal" style:font-weight-complex="normal"/>
    </style:style>
    <style:style style:name="T7" style:family="text">
      <style:text-properties fo:language="en" fo:country="US" style:text-underline-style="none" fo:font-weight="normal" officeooo:rsid="0014a52e" style:font-weight-asian="normal" style:font-weight-complex="normal"/>
    </style:style>
    <style:style style:name="T8" style:family="text">
      <style:text-properties fo:language="en" fo:country="US" style:text-underline-style="none" fo:font-weight="normal" officeooo:rsid="001827db" style:font-weight-asian="normal" style:font-weight-complex="normal"/>
    </style:style>
    <style:style style:name="T9" style:family="text">
      <style:text-properties fo:language="en" fo:country="US" style:text-underline-style="none" fo:font-weight="normal" officeooo:rsid="001c64dc" style:font-weight-asian="normal" style:font-weight-complex="normal"/>
    </style:style>
    <style:style style:name="T10" style:family="text">
      <style:text-properties fo:language="en" fo:country="US" style:text-underline-style="none" fo:font-weight="normal" officeooo:rsid="00235cb0" style:font-weight-asian="normal" style:font-weight-complex="normal"/>
    </style:style>
    <style:style style:name="T11" style:family="text">
      <style:text-properties fo:language="en" fo:country="US" style:text-underline-style="none" fo:font-weight="normal" officeooo:rsid="002564fd" style:font-weight-asian="normal" style:font-weight-complex="normal"/>
    </style:style>
    <style:style style:name="T12" style:family="text">
      <style:text-properties fo:language="en" fo:country="US" style:text-underline-style="none" fo:font-weight="normal" officeooo:rsid="00298613" style:font-weight-asian="normal" style:font-weight-complex="normal"/>
    </style:style>
    <style:style style:name="T13" style:family="text">
      <style:text-properties fo:language="el" fo:country="GR" style:text-underline-style="none" fo:font-weight="normal" style:font-weight-asian="normal" style:font-weight-complex="normal"/>
    </style:style>
    <style:style style:name="T14" style:family="text">
      <style:text-properties fo:language="el" fo:country="GR" style:text-underline-style="none" fo:font-weight="normal" officeooo:rsid="000cd45f" style:font-weight-asian="normal" style:font-weight-complex="normal"/>
    </style:style>
    <style:style style:name="T15" style:family="text">
      <style:text-properties fo:language="el" fo:country="GR" style:text-underline-style="none" fo:font-weight="normal" officeooo:rsid="00139e52" style:font-weight-asian="normal" style:font-weight-complex="normal"/>
    </style:style>
    <style:style style:name="T16" style:family="text">
      <style:text-properties fo:language="el" fo:country="GR" style:text-underline-style="none" fo:font-weight="normal" officeooo:rsid="0014a52e" style:font-weight-asian="normal" style:font-weight-complex="normal"/>
    </style:style>
    <style:style style:name="T17" style:family="text">
      <style:text-properties fo:language="el" fo:country="GR" style:text-underline-style="none" fo:font-weight="normal" officeooo:rsid="001827db" style:font-weight-asian="normal" style:font-weight-complex="normal"/>
    </style:style>
    <style:style style:name="T18" style:family="text">
      <style:text-properties fo:language="el" fo:country="GR" style:text-underline-style="none" fo:font-weight="normal" officeooo:rsid="00298613" style:font-weight-asian="normal" style:font-weight-complex="normal"/>
    </style:style>
    <style:style style:name="T19" style:family="text">
      <style:text-properties fo:language="el" fo:country="GR" style:text-underline-style="none" fo:font-weight="normal" officeooo:rsid="002a7141" style:font-weight-asian="normal" style:font-weight-complex="normal"/>
    </style:style>
    <style:style style:name="T20" style:family="text">
      <style:text-properties officeooo:rsid="000cd45f"/>
    </style:style>
    <style:style style:name="T21" style:family="text">
      <style:text-properties officeooo:rsid="001185f8"/>
    </style:style>
    <style:style style:name="T22" style:family="text">
      <style:text-properties fo:font-size="18pt" style:font-size-asian="18pt" style:font-size-complex="18pt"/>
    </style:style>
    <style:style style:name="T23" style:family="text">
      <style:text-properties fo:font-size="16pt" style:text-underline-style="none" fo:font-weight="normal" style:font-size-asian="16pt" style:font-weight-asian="normal" style:font-size-complex="16pt" style:font-weight-complex="normal"/>
    </style:style>
    <style:style style:name="T24" style:family="text">
      <style:text-properties officeooo:rsid="0026de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1">EΡΓΑΣΙΑ</text:span> <text:span text:style-name="T24">3</text:span> ΠΡΟΓΡΑΜΜΑΤΙΣΜΟΥ <text:span text:style-name="T20">ΣΥΣΤΗΜΑΤΟΣ</text:span></text:p>
      <text:p text:style-name="P2"/>
      <text:p text:style-name="P1"><text:span text:style-name="T22">ΟΝΟΜΑΤΕΠΩΝΥΜΟ:</text:span><text:span text:style-name="T23">Παπαγεωργίου Βασίλειος-Νικηφόρος</text:span></text:p>
      <text:p text:style-name="P1"><text:span text:style-name="T22">ΑΜ</text:span><text:span text:style-name="T1">=</text:span><text:span text:style-name="T23">1115201400140</text:span></text:p>
      <text:p text:style-name="P6"/>
      <text:p text:style-name="P7">Γενικές Πληροφορίες:</text:p>
      <text:p text:style-name="P7"/>
      <text:p text:style-name="P8"><text:span text:style-name="T4">H εργασια</text:span><text:span text:style-name="T1"> μου υλοποιεί το ζητούμενο και είναι χωρισμένο σε </text:span><text:span text:style-name="T4">3 προγραμματα:το bash script webcreator.sh,τον webserver.cpp,τον webcrawler.cpp.Eπίσης, υπάρχουν </text:span><text:span text:style-name="T5">το</text:span><text:span text:style-name="T1"> αρχειο επικεφαλίδας με τον ορισμό των κλάσεων,τ</text:span><text:span text:style-name="T2">α</text:span><text:span text:style-name="T1"> αρχεί</text:span><text:span text:style-name="T2">α: </text:span><text:span text:style-name="T3">Trie</text:span><text:span text:style-name="T5">.c</text:span><text:span text:style-name="T6">pp,</text:span><text:span text:style-name="T8">Postlist</text:span><text:span text:style-name="T6">.cpp,</text:span><text:span text:style-name="T9">highlight.cpp,</text:span><text:span text:style-name="T10">clientserver.cpp</text:span><text:span text:style-name="T6"> ,</text:span><text:span text:style-name="T13">που περιέχ</text:span><text:span text:style-name="T14">ουν</text:span><text:span text:style-name="T13"> τις υλοποιήσεις των διαφόρων </text:span><text:span text:style-name="T15">δευτερεύουσων και κύριων δομών(</text:span><text:span text:style-name="T17">Trie</text:span><text:span text:style-name="T15">,lists) και αντίστοιχων </text:span><text:span text:style-name="T13">συναρτήσεων </text:span><text:span text:style-name="T18">της 2ης εργασίας</text:span><text:span text:style-name="T16">.</text:span><text:span text:style-name="T13">Επίσης στον φάκελο έχω φτιάξει και το αντίστοιχο </text:span><text:span text:style-name="T5">Makefile </text:span><text:span text:style-name="T13">και συνεπώς με την εντολή </text:span><text:span text:style-name="T5">make </text:span><text:span text:style-name="T13">μεταγλωττίζεται και παράγ</text:span><text:span text:style-name="T18">ονται</text:span><text:span text:style-name="T13"> τ</text:span><text:span text:style-name="T18">α</text:span><text:span text:style-name="T13"> εκτελέσιμ</text:span><text:span text:style-name="T18">α</text:span><text:span text:style-name="T13"> </text:span><text:span text:style-name="T18">myhttpd,mycrawler</text:span><text:span text:style-name="T5">!</text:span><text:span text:style-name="T7">Συνεπώς,τ</text:span><text:span text:style-name="T12">α</text:span><text:span text:style-name="T7"> πρόγραμμα</text:span><text:span text:style-name="T12">τα</text:span><text:span text:style-name="T7"> μου εκτελ</text:span><text:span text:style-name="T12">ούνται</text:span><text:span text:style-name="T7"> με την εντολή ./</text:span><text:span text:style-name="T12">myhttpd ή ./mycrawler,</text:span><text:span text:style-name="T8"> </text:span><text:span text:style-name="T7">ακολουθούμενη από τις ζητούμενες παραμέτρους.</text:span><text:span text:style-name="T11">Στην υλοποίηση μου </text:span><text:span text:style-name="T18">αρχικά μέσω του bash ,παράγω τα ζητούμενα html-sites τα οποία τοποθετώ στον φάκελο root,με τον τρόπο που περιγράφεται στην εκφώνηση.Στον webserver ,δημιουργώ δύο sockets(καλώντας τις κατάλληλες συναρτήσεις),ενα για το command port κι ενα για το serving port..Στον webcrawler(ο οποίος ουσιαστικά λειτουργεί ως client) ,δημιουργώ επίσης δύο συνδέσεις σε sockets(καλώντας τις κατάλληλες συναρτήσεις),ενα για το command port κι ενα για το serving port,με την διαφορά ότι το serving port socket απλά κάνει connect στο αντίστοιχο port του server,ενώ το command port λειτουργέι και πάλι σαν “server”.</text:span><text:span text:style-name="T19">Eπίσης δημιουργώ τα αντίστοιχα pool από threads.</text:span><text:span text:style-name="T18">Για τα command port έκανα δοκιμές χρησιμοποιώντας το Telnet.</text:span></text:p>
      <text:p text:style-name="P4"/>
      <text:p text:style-name="P5">Περαιτέρω λεπτομέρειες παρέχονται σε σχόλια στα αρχεία και οτιδήποτε προκύψει είμαι διαθέσιμος να το αιτιολογήσω στην προφορική εξέταση!</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l" fo:country="GR"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Κωνσταντινα Μικελη</meta:initial-creator>
    <meta:creation-date>2016-12-17T16:35:25.42</meta:creation-date>
    <dc:date>2018-06-05T22:11:49.119614916</dc:date>
    <meta:editing-duration>PT1H54M58S</meta:editing-duration>
    <meta:editing-cycles>24</meta:editing-cycles>
    <meta:generator>LibreOffice/6.0.3.2$Linux_X86_64 LibreOffice_project/00m0$Build-2</meta:generator>
    <meta:document-statistic meta:table-count="0" meta:image-count="0" meta:object-count="0" meta:page-count="1" meta:paragraph-count="6" meta:word-count="206" meta:character-count="1650" meta:non-whitespace-character-count="1450"/>
  </office:meta>
</office:document-meta>
</file>